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062e" officeooo:paragraph-rsid="000c062e"/>
    </style:style>
    <style:style style:name="P2" style:family="paragraph" style:parent-style-name="Standard">
      <style:text-properties officeooo:rsid="000d5f82" officeooo:paragraph-rsid="000d5f82"/>
    </style:style>
    <style:style style:name="P3" style:family="paragraph" style:parent-style-name="Standard">
      <style:paragraph-properties fo:text-align="justify" style:justify-single-word="false"/>
      <style:text-properties officeooo:rsid="000c062e" officeooo:paragraph-rsid="000c062e"/>
    </style:style>
    <style:style style:name="P4" style:family="paragraph" style:parent-style-name="Standard">
      <style:text-properties officeooo:rsid="000d5f82" officeooo:paragraph-rsid="000d5f82"/>
    </style:style>
    <style:style style:name="P5" style:family="paragraph" style:parent-style-name="Standard">
      <style:text-properties officeooo:rsid="00108e7d" officeooo:paragraph-rsid="00108e7d"/>
    </style:style>
    <style:style style:name="P6" style:family="paragraph" style:parent-style-name="Standard">
      <style:text-properties officeooo:rsid="00110e83" officeooo:paragraph-rsid="00110e83"/>
    </style:style>
    <style:style style:name="T1" style:family="text">
      <style:text-properties officeooo:rsid="00110e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Sample Final 4</text:p>
      <text:p text:style-name="P2">x 3</text:p>
      <text:p text:style-name="P2"/>
      <text:p text:style-name="P1">1.</text:p>
      <text:p text:style-name="P1"/>
      <text:p text:style-name="P2">2.</text:p>
      <text:p text:style-name="P2"><text:tab/>1 application data</text:p>
      <text:p text:style-name="P2"><text:tab/>2 SSL fragments in 16kb</text:p>
      <text:p text:style-name="P2"><text:tab/>3 compression</text:p>
      <text:p text:style-name="P2"><text:tab/>4 hmac is appended</text:p>
      <text:p text:style-name="P2"><text:tab/>5 entire packet is encrypted</text:p>
      <text:p text:style-name="P2"><text:tab/>6 header information is added</text:p>
      <text:p text:style-name="P2"/>
      <text:p text:style-name="P2">4.</text:p>
      <text:p text:style-name="P2"/>
      <text:p text:style-name="P5">inter. wall</text:p>
      <text:p text:style-name="P5">iptables -P INPUT DROP</text:p>
      <text:p text:style-name="P5">iptables -P OUTPUT DROP</text:p>
      <text:p text:style-name="P5">iptables -P FORWARD DROP</text:p>
      <text:p text:style-name="P2"/>
      <text:p text:style-name="P5">iptables -A FORWARD -p udp –sport 68 -s 10.10.111.0/24 -d 10.10.111.5 –dport 67 -<text:span text:style-name="T1">m conntrack –ctstate NEW,ESTABLISHED</text:span></text:p>
      <text:p text:style-name="P5">iptables -A FORWARD -p udp –sport 67 -s 10.10.111.5 -d 10.10.111.0/24 –dport 68 -<text:span text:style-name="T1">m conntrack –ctstate ESTABLISHED</text:span></text:p>
      <text:p text:style-name="P6"/>
      <text:p text:style-name="P6">iptables -A FORWARD -p tcp -s 10.10.111.0/24 –sport 80 -i eth1 -o eth0 -d 10.20.111.20 -m conntrack –ctstate ESTABLISHED</text:p>
      <text:p text:style-name="P6">iptables -A FORWARD -p tcp -s 10.10.111.0/24 –sport 443 -i eth1 -o eth0 -d 10.20.111.20 -m conntrack –ctstate ESTABLISHED</text:p>
      <text:p text:style-name="P6"/>
      <text:p text:style-name="P6">iptables -A -p tcp -type icmp -echo-request -s 10.10.111.3 -d 10.10.111.0/24 </text:p>
      <text:p text:style-name="P6">iptables -A -p tcp -type icmp -echo-response -s 10.10.111.0/24 <text:s/>-d 10.10.111.3</text:p>
      <text:p text:style-name="P2"/>
      <text:p text:style-name="P2">5 A gratuitous arp is a request or repl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8:10:13.533461227</meta:creation-date>
    <dc:date>2019-08-16T18:53:37.140524837</dc:date>
    <meta:editing-duration>PT25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49" meta:character-count="906" meta:non-whitespace-character-count="769"/>
  </office:meta>
</office:document-meta>
</file>